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ssignment</text:p>
      <text:p text:style-name="Text_20_body">1. Write a program that generates a random number between 21 and 34.  Output the value to the user.</text:p>
      <text:p text:style-name="Text_20_body">2. Write a program that simulates the rolling of 2 die and outputs the sum of the values on the die.</text:p>
      <text:p text:style-name="Text_20_body">3. Write a program that lets the computer generate a secret number (an integer<text:line-break/>between 1 and 100, for your friend to guess. If they guess too high, print: "too high,<text:line-break/>guess again." If they guess too low, print: "too low, guess again" If they guess the<text:line-break/>number, let the program stop and print "congratulations".  Write the program so that it will count and print out the number of guesses it took to find the random number.  Include a counter that stops the program after 10 tries and says you loose (challenge).</text:p>
      <text:p text:style-name="Text_20_body">4. In a variation of the game of NIM, two players take away alternatively 1,2 or 3 coins<text:line-break/>from a given pile of pennies. The person making the last move wins. Write a program to simulate this game, starting with a random number between 10 and 20.  Display the number of pennies each turn.  Generate the number of pennies removed by the second player randomly (the computer).  Include and if statement for the sentence that outputs the number of pennies the computer removed to decide if you should use the word penny or pennies.  The user should be asked if they want to play again.</text:p>
      <text:p text:style-name="Text_20_body">e.g</text:p>
      <text:p text:style-name="Text_20_body">This is the game of NIM....</text:p>
      <text:p text:style-name="Text_20_body">Instructions.... (you write something here that you think is appropriate)</text:p>
      <text:p text:style-name="Text_20_body">ooooooooooo</text:p>
      <text:p text:style-name="Text_20_body">Please enter the number of pennies you wish to remove (choose 1, 2 or 3): 4</text:p>
      <text:p text:style-name="Text_20_body">That is not a valid entry.</text:p>
      <text:p text:style-name="Text_20_body">Please enter the number of pennies you wish to remove (choose 1, 2 or 3): 1</text:p>
      <text:p text:style-name="Text_20_body">oooooooooo</text:p>
      <text:p text:style-name="Text_20_body">The computer has removed: 2 pennies</text:p>
      <text:p text:style-name="Text_20_body">ooooooo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 K</meta:initial-creator>
    <meta:creation-date>2015-01-03T13:54:51.44</meta:creation-date>
    <meta:document-statistic meta:table-count="0" meta:image-count="0" meta:object-count="0" meta:page-count="1" meta:paragraph-count="15" meta:word-count="302" meta:character-count="1641"/>
    <dc:date>2015-01-03T13:55:15.54</dc:date>
    <dc:creator>Dr. K</dc:creator>
    <meta:editing-duration>PT24S</meta:editing-duration>
    <meta:editing-cycles>1</meta:editing-cycles>
    <meta:generator>OpenOffice/4.0.1$Win32 OpenOffice.org_project/401m5$Build-9714</meta:generator>
  </office:meta>
</office:document-meta>
</file>